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 Light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 Light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Table_20_Contents">
      <style:text-properties style:font-name="Calibri Light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libri Light" fo:font-size="10pt" style:font-size-asian="10pt" style:font-size-complex="10pt"/>
    </style:style>
    <style:style style:name="P5" style:family="paragraph" style:parent-style-name="Table_20_Contents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libri Light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text-properties style:font-name="Calibri Light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Table_20_Contents">
      <style:text-properties style:font-name="Calibri Light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Calibri Light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Calibri Light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Calibri Light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<text:span text:style-name="T1">I - « Ne restons pas là ».</text:span></text:p>
            <text:p text:style-name="P3"><text:span text:style-name="T3">Jour 25. 22h – Vents très forts.</text:span></text:p>
            <text:p text:style-name="P3"/>
            <text:p text:style-name="P3">* Le temps change, améliorant ou empirant la situation [ 1-6 Tempète. 16-20 Vents forts, accalmie]</text:p>
            <text:p text:style-name="P3"/>
            <text:p text:style-name="P3">* <text:span text:style-name="T7">On voit le puit de lumière au dessus de la grande montagne. </text:span></text:p>
            <text:p text:style-name="P3"/>
            <text:p text:style-name="P3">* <text:span text:style-name="T9">CADRICH</text:span> est impressionné de leur audace contre <text:span text:style-name="T8">ANTHEO IPSCEN</text:span>.</text:p>
            <text:p text:style-name="P3"><text:s text:c="4"/>- Il leur demande où ils veulent se rendent.</text:p>
            <text:p text:style-name="P3"><text:s text:c="4"/>- Il s'inquiète des conséquences de ce vol et de <text:span text:style-name="T8">ARINAK</text:span> le Grand Gaillard.</text:p>
            <text:p text:style-name="P3"/>
            <text:p text:style-name="P3">* On voit des lumières s'agiter d'abord autour de la villa de <text:span text:style-name="T8">ANTHEO IPSCEN</text:span></text:p>
            <text:p text:style-name="P3"/>
            <text:p text:style-name="P3">* Puis le quartier des Bonnes Gens, et au delà.</text:p>
            <text:p text:style-name="P3"/>
            <text:p text:style-name="P3">* Ces lumières &amp; agitations longent la cote de la ville: quartier des invités, puis quartier des </text:p>
            <text:p text:style-name="P3">Epaves et du Poisson.</text:p>
            <text:p text:style-name="P3"/>
            <text:p text:style-name="P3">* Un Griffon est susceptible d'être vu pour explorer la cité.</text:p>
          </table:table-cell>
          <table:table-cell table:style-name="Tableau1.B1" office:value-type="string">
            <text:p text:style-name="P5">II - « Temoignage de l'Esprit des Vents »</text:p>
            <text:p text:style-name="P3"/>
            <text:p text:style-name="P3">* <text:span text:style-name="T8">MEPHITE</text:span> est prisonnier dans une sorte de globe d'un verre métallique magique. Il est possible de la briser.</text:p>
            <text:p text:style-name="P3"/>
            <text:p text:style-name="P3">* Après avoir été libéré, il a voyagé dans la région et a rencontré <text:span text:style-name="T8">BANEHERU</text:span> au sommet de la Montagne. </text:p>
            <text:p text:style-name="P3"/>
            <text:p text:style-name="P3">* Il explique avoir été capturé par une jeune gnome avec des canines en or à l'aide de cet objet magique.</text:p>
            <text:p text:style-name="P3"/>
            <text:p text:style-name="P3">* La gnomette a parlé avec une créature monstrueuse semblable à un vautour gigantesque.</text:p>
            <text:p text:style-name="P3"/>
            <text:p text:style-name="P3">* Cette jeune gnome a apporté le globe à un vieux gnome ridé avec une dent en or, en lui disant qu'elle allait lui apporter encore quelque chose de plus incroyable. </text:p>
            <text:p text:style-name="P3"/>
          </table:table-cell>
        </table:table-row>
        <table:table-row>
          <table:table-cell table:style-name="Tableau1.A2" office:value-type="string">
            <text:p text:style-name="P5">III - « Des rues peu sures »</text:p>
            <text:p text:style-name="P6">Jour 25. 22h – Quartier des Bonnes Gens.</text:p>
            <text:p text:style-name="P6">Jour 25. 23h – Quartier des Invités.</text:p>
            <text:p text:style-name="P6">Jour 26. 1h – Quartier des Épaves.</text:p>
            <text:p text:style-name="P6">Jour 26. 3h – Quartier du Poisson.</text:p>
            <text:p text:style-name="P9"/>
            <text:p text:style-name="P9">* <text:span text:style-name="T8">ARINAK</text:span> et ses Bonhommes bloquent les passages entre les quartiers.</text:p>
            <text:p text:style-name="P9">* Ses gars patrouillent et interpellent toute personne louche pour l'interroger et le fouiller.</text:p>
            <text:p text:style-name="P9">* Tout commerce encore ouvert sera visité.</text:p>
            <text:p text:style-name="P9"/>
            <text:p text:style-name="P9">* Des enfants jettent des cailloux sur les Bonhommes pour les faire partir des Épaves.</text:p>
            <text:p text:style-name="P9">* Des Bonhommes attaquent un commerce, des Naufrageurs interviennent pour les attaquer.</text:p>
            <text:p text:style-name="P9">* Cela tourne vite à l’émeute si besoin.</text:p>
          </table:table-cell>
          <table:table-cell table:style-name="Tableau1.B2" office:value-type="string">
            <text:p text:style-name="P5">IV - « L'eau monte au dernier Naufrage »</text:p>
            <text:p text:style-name="P3"/>
            <text:p text:style-name="P3">* <text:span text:style-name="T8">THAURAK</text:span> s'inquiète de ce qui se passe avec les Bonhommes. Ses clients vont être dérangés ou harcelés. Et ça peut lui tomber dessus si les voleurs sont bien parmi eux.</text:p>
            <text:p text:style-name="P3"/>
            <text:p text:style-name="P3">* Il sait que <text:span text:style-name="T8">MITSUHA</text:span> se trouve dans le dortoir, et il va falloir commencer à payer pour un dragon comme ça ou bien commencer à trouver un autre endroit.</text:p>
            <text:p text:style-name="P3"/>
            <text:p text:style-name="P3">* Il s'opposera une première fois à <text:span text:style-name="T8">ARINAK</text:span> s'il embrouille ses clients, mais une seule fois.</text:p>
            <text:p text:style-name="P3"/>
            <text:p text:style-name="P3"/>
          </table:table-cell>
        </table:table-row>
        <table:table-row>
          <table:table-cell table:style-name="Tableau1.A2" office:value-type="string">
            <text:p text:style-name="P5">V - « Fermer boutique »</text:p>
            <text:p text:style-name="P5"/>
            <text:p text:style-name="P5"><text:span text:style-name="T2">* Le </text:span><text:span text:style-name="T5">BIDULE MAGIQUE </text:span><text:span text:style-name="T2">est fermé, </text:span><text:span text:style-name="T9">MULIGUTH</text:span><text:span text:style-name="T2"> s'est mis à l'abri dés la première rumeur d'alarme.</text:span></text:p>
            <text:p text:style-name="P5"><text:span text:style-name="T2"/></text:p>
            <text:p text:style-name="P5"><text:span text:style-name="T2">* Il y a un piège à l’intérieur si quelqu'un ose rentrer.</text:span></text:p>
            <text:p text:style-name="P5"><text:span text:style-name="T2"/></text:p>
            <text:p text:style-name="P5"><text:span text:style-name="T2">* Un Naufrageur de NALKOR surveille le bâtiment, car MULIGUTH paye la taxe.</text:span></text:p>
          </table:table-cell>
          <table:table-cell table:style-name="Tableau1.B2" office:value-type="string">
            <text:p text:style-name="P5">VI - « Une invitation »</text:p>
            <text:p text:style-name="P5"><text:span text:style-name="T2"/></text:p>
            <text:p text:style-name="P5"><text:span text:style-name="T2">* Les Naufrageurs de BORAN protègent le quartier, y compris physiquement, contre les Bonhommes.</text:span></text:p>
            <text:p text:style-name="P5"><text:span text:style-name="T2"/></text:p>
            <text:p text:style-name="P5"><text:span text:style-name="T2">* Menés par NALKOR, ils cherchent les Héros pour les inviter voir BORAN.</text:span></text:p>
          </table:table-cell>
        </table:table-row>
        <table:table-row>
          <table:table-cell table:style-name="Tableau1.A2" office:value-type="string">
            <text:p text:style-name="P2"><text:span text:style-name="T3">TRAVERSER LA BAIE</text:span></text:p>
            <text:p text:style-name="P4"><text:span text:style-name="T3">☐ ☐ ☐ ☐ 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</table:table-cell>
          <table:table-cell table:style-name="Tableau1.B2" office:value-type="string">
            <text:p text:style-name="P4"><text:span text:style-name="T5">QUARTIERS BLOQUES PAR ANIRAK </text:span></text:p>
            <text:p text:style-name="P4"><text:span text:style-name="T4">☐☐ <text:s/>☐☐ <text:s/>☐☐☐☐ </text:span></text:p>
            <text:p text:style-name="P3"><text:span text:style-name="T4"/></text:p>
          </table:table-cell>
        </table:table-row>
        <text:soft-page-break/>
        <table:table-row>
          <table:table-cell table:style-name="Tableau1.A2" office:value-type="string">
            <text:p text:style-name="P5">VII - « Une dette à payer »</text:p>
            <text:p text:style-name="P5"><text:span text:style-name="T2"/></text:p>
            <text:p text:style-name="P5"><text:span text:style-name="T2">* L’épave de </text:span><text:span text:style-name="T9">BORAN</text:span><text:span text:style-name="T2"> est un vrai bateau retourné. Un bateau de guerre de </text:span><text:span text:style-name="T5">AUJIR TURAL</text:span><text:span text:style-name="T2">.</text:span></text:p>
            <text:p text:style-name="P5"><text:span text:style-name="T2"/></text:p>
            <text:p text:style-name="P5"><text:span text:style-name="T2">* </text:span><text:span text:style-name="T9">BORAN</text:span><text:span text:style-name="T2"> est assis sur une sorte de trône, ses gens attablés autour de lui. </text:span><text:span text:style-name="T9">ALIMI</text:span><text:span text:style-name="T2"> a coté de lui en conseillère.</text:span></text:p>
            <text:p text:style-name="P5"><text:span text:style-name="T2"/></text:p>
            <text:p text:style-name="P5"><text:span text:style-name="T2">- Il commente leur cambriolage.</text:span></text:p>
            <text:p text:style-name="P5"><text:span text:style-name="T2">- Il constate les résultats et les problèmes.</text:span></text:p>
            <text:p text:style-name="P5"><text:span text:style-name="T2">- Il perds de l'argent à cause d'eux. Et pire.</text:span></text:p>
            <text:p text:style-name="P5"><text:span text:style-name="T2"/></text:p>
            <text:p text:style-name="P5"><text:span text:style-name="T2">=&gt; Cela lui coutera peu de les livrer. Que proposent-ils ?</text:span></text:p>
            <text:p text:style-name="P5"><text:span text:style-name="T2"/></text:p>
            <text:p text:style-name="P5"><text:span text:style-name="T2">- Dette. Mais c'est une bonne chose pour eux.</text:span></text:p>
            <text:p text:style-name="P5"><text:span text:style-name="T2">- Des hommes de paille pour les remplacer, dont </text:span><text:span text:style-name="T9">CADRICH</text:span><text:span text:style-name="T2">.</text:span></text:p>
            <text:p text:style-name="P5"><text:span text:style-name="T2">- Objet volé nécessaire pour appuyer le mensonge.</text:span></text:p>
            <text:p text:style-name="P5"><text:span text:style-name="T2"/></text:p>
            <text:p text:style-name="P5"><text:span text:style-name="T2">- Il veut un gage. Il considère que </text:span><text:span text:style-name="T9">MITSUHA</text:span><text:span text:style-name="T2"> est son gage par défaut. </text:span></text:p>
          </table:table-cell>
          <table:table-cell table:style-name="Tableau1.B2" office:value-type="string">
            <text:p text:style-name="P5">VIII – « Sabotage »</text:p>
            <text:p text:style-name="P5"><text:span text:style-name="T2"/></text:p>
            <text:p text:style-name="P5"><text:span text:style-name="T2">* </text:span><text:span text:style-name="T9">ALIMI</text:span><text:span text:style-name="T2"> et </text:span><text:span text:style-name="T9">NALKOR</text:span><text:span text:style-name="T2"> expliqueront les attentes de </text:span><text:span text:style-name="T9">BORAN</text:span><text:span text:style-name="T2"> en « compensation ».</text:span></text:p>
            <text:p text:style-name="P5"><text:span text:style-name="T2"/></text:p>
            <text:p text:style-name="P5"><text:span text:style-name="T2">- </text:span><text:span text:style-name="T9">POGU</text:span><text:span text:style-name="T2"> son rival du Quartier du Poisson prétends au détournement du minerai de </text:span><text:span text:style-name="T5">ATERITE</text:span><text:span text:style-name="T2"> en faveur de </text:span><text:span text:style-name="T5">BRISE-WYRM</text:span><text:span text:style-name="T2">, ce qui est le domaine de </text:span><text:span text:style-name="T9">BORAN</text:span><text:span text:style-name="T2">.</text:span></text:p>
            <text:p text:style-name="P5"><text:span text:style-name="T2"/></text:p>
            <text:p text:style-name="P5"><text:span text:style-name="T2">- Le Minerai est géré par la Contre-maître </text:span><text:span text:style-name="T9">KANEA</text:span><text:span text:style-name="T2"> qui a officiellement un accord avec </text:span><text:span text:style-name="T9">BORAN</text:span><text:span text:style-name="T2"> mais ne tient plus les quotas et fourni probablement un certain </text:span><text:span text:style-name="T9">LOROK</text:span><text:span text:style-name="T2">.</text:span></text:p>
            <text:p text:style-name="P5"><text:span text:style-name="T2"/></text:p>
            <text:p text:style-name="P5"><text:span text:style-name="T2">- Le dit </text:span><text:span text:style-name="T9">LOROK</text:span><text:span text:style-name="T2"> a une grotte dans la falaise occidentale où les minerais seraient détournés. </text:span></text:p>
            <text:p text:style-name="P5"><text:span text:style-name="T2"/></text:p>
            <text:p text:style-name="P5"><text:span text:style-name="T2">* </text:span><text:span text:style-name="T9">BORAN</text:span><text:span text:style-name="T2"> ne souhaite pas qu'on l'associe à leurs actions, pour éviter que le conflit se fasse ouvertement entre les deux quartiers, surtout en ce moment.</text:span></text:p>
          </table:table-cell>
        </table:table-row>
        <table:table-row>
          <table:table-cell table:style-name="Tableau1.A2" office:value-type="string">
            <text:p text:style-name="P5">IX - « Les portes de la ville »</text:p>
            <text:p text:style-name="P7"><text:span text:style-name="T2">Jour 26 – 3h du matin.</text:span></text:p>
            <text:p text:style-name="P5"><text:span text:style-name="T2"/></text:p>
            <text:p text:style-name="P5"><text:span text:style-name="T2">* Le temps change, améliorant ou empirant la situation [ 1-7 Tempète. 17-20 Vents forts, accalmie]</text:span></text:p>
            <text:p text:style-name="P5"><text:span text:style-name="T2"/></text:p>
            <text:p text:style-name="P5"><text:span text:style-name="T2">* ARINAK a mis un barrage aux sorties principales. Des fouilles sont faites, et surtout des questions.</text:span></text:p>
            <text:p text:style-name="P5"><text:span text:style-name="T2"/></text:p>
            <text:p text:style-name="P5"><text:span text:style-name="T2">* Suffisamment tôt, on peut voir THEAVIE et ses bonhommes d'Elite partir en Griffons vers les Montagnes pour enquêter sur la Brêche.</text:span></text:p>
            <text:p text:style-name="P5"><text:span text:style-name="T2"/></text:p>
            <text:p text:style-name="P5"><text:span text:style-name="T2">* Le vent peut poser un véritable problème dés le début.</text:span></text:p>
          </table:table-cell>
          <table:table-cell table:style-name="Tableau1.B2" office:value-type="string">
            <text:p text:style-name="P5">X- « Voyage hors de la cité»</text:p>
            <text:p text:style-name="P5"><text:span text:style-name="T2">(Temps doublé de nuit)</text:span></text:p>
            <text:p text:style-name="P5"><text:span text:style-name="T2"/></text:p>
            <text:p text:style-name="P5"><text:span text:style-name="T2">- Les montagnes se trouvent à un petit kilomètre là [15 min], vers le Nord.</text:span></text:p>
            <text:p text:style-name="P5"><text:span text:style-name="T2"/></text:p>
            <text:p text:style-name="P5"><text:span text:style-name="T2">- Le Monastère est un kilomètre de hauteur, pour 8 kilomètres de marche difficile [4 heures].</text:span></text:p>
            <text:p text:style-name="P5"><text:span text:style-name="T2"/></text:p>
            <text:p text:style-name="P5"><text:span text:style-name="T2">- Les mines se trouvent au Nord-Ouest, à trois kilomètres de là [45 min].</text:span></text:p>
            <text:p text:style-name="P5"><text:span text:style-name="T2"/></text:p>
            <text:p text:style-name="P5"><text:span text:style-name="T2">- La cache de LOROK se trouve à l'Ouest encore, à deux kilomètres des mines [30 min].</text:span></text:p>
            <text:p text:style-name="P5"><text:span text:style-name="T2"/></text:p>
          </table:table-cell>
        </table:table-row>
        <table:table-row>
          <table:table-cell table:style-name="Tableau1.A2" office:value-type="string">
            <text:p text:style-name="P5">XI - « Une Brêche au dessus de la tête »</text:p>
            <text:p text:style-name="P9"/>
            <text:p text:style-name="P9">* Alors que l'on commence à monter le massif montagneux, on pénètre dans la lumière ou l'obscurité projetée par la Brèche.</text:p>
            <text:p text:style-name="P9"/>
            <text:p text:style-name="P9">* La Brèche semble énorme, remplissant le ciel. Impression d'être avalé. Des vents puissants en sorte, comme si on chutait à toute vitesse. </text:p>
          </table:table-cell>
          <table:table-cell table:style-name="Tableau1.B2" office:value-type="string">
            <text:p text:style-name="P5">XII - « Montage de Montée »</text:p>
            <text:p text:style-name="P5"><text:span text:style-name="T2"/></text:p>
            <text:p text:style-name="P5"><text:span text:style-name="T2">* Draky: Dis-nous comment tu as trouvé un chemin idéal pour le groupe ?</text:span></text:p>
            <text:p text:style-name="P5"><text:span text:style-name="T2"/></text:p>
            <text:p text:style-name="P5"><text:span text:style-name="T2">* Jethro : <text:s/>Racontes-nous comment tu as évité un terrible accident ?</text:span></text:p>
            <text:p text:style-name="P5"><text:span text:style-name="T2"/></text:p>
            <text:p text:style-name="P5"><text:span text:style-name="T2">* Namikigama : Tu as une étrange prémonition. Quel est-il et le partage-t-il ?</text:span></text:p>
          </table:table-cell>
        </table:table-row>
        <table:table-row>
          <table:table-cell table:style-name="Tableau1.A2" office:value-type="string">
            <text:p text:style-name="P5">XIII - « Péripéties de la montée »</text:p>
            <text:p text:style-name="P5"><text:span text:style-name="T2"/></text:p>
            <text:p text:style-name="P5"><text:span text:style-name="T2">* On se sent menacé. Quelque chose les observe. Des oiseaux ?</text:span></text:p>
            <text:p text:style-name="P5"><text:span text:style-name="T2"/></text:p>
            <text:p text:style-name="P5"><text:span text:style-name="T2">* Des glyphes de protection peuvent être trouvées cachées ici et là. Elles sont usées, vieilles, oubliées, et probablement peu efficace.</text:span></text:p>
            <text:p text:style-name="P5"><text:span text:style-name="T2"/></text:p>
            <text:p text:style-name="P5"><text:span text:style-name="T2">* Le monastère est loin et semble vide. Il ne semble pas y avoir d'activité. </text:span></text:p>
          </table:table-cell>
          <table:table-cell table:style-name="Tableau1.B2" office:value-type="string">
            <text:p text:style-name="P5">XIV - « Parler sur un coup de tête »</text:p>
            <text:p text:style-name="P5"><text:span text:style-name="T2"/></text:p>
            <text:p text:style-name="P5"><text:span text:style-name="T2">* On approche du Monastère...</text:span></text:p>
            <text:p text:style-name="P5"><text:span text:style-name="T2"><text:s text:c="3"/>- On entends juste le vent au travers les murs. </text:span></text:p>
            <text:p text:style-name="P5"><text:span text:style-name="T2"><text:s text:c="3"/>- Une voix qui se parle à elle-meme...</text:span></text:p>
            <text:p text:style-name="P5"><text:span text:style-name="T2"><text:s text:c="3"/>- Un coup de crane contre un mur de pierre.</text:span></text:p>
            <text:p text:style-name="P5"><text:span text:style-name="T2"><text:s text:c="3"/>- Un chant au loin.</text:span></text:p>
            <text:p text:style-name="P5"><text:span text:style-name="T2"/></text:p>
            <text:p text:style-name="P5"><text:span text:style-name="T2">* Le Gnome </text:span><text:span text:style-name="T9">MEKKADIL</text:span><text:span text:style-name="T2"> se parle à lui-même et se punit : « Qui a créé ses Glyphes? » , «Comment les retire-t-on ? »</text:span></text:p>
            <text:p text:style-name="P5"><text:span text:style-name="T2"/></text:p>
            <text:p text:style-name="P5"><text:span text:style-name="T2">* Des cris s'entendent derrière le mur. Les élèves. </text:span></text:p>
          </table:table-cell>
        </table:table-row>
      </table:table>
      <table:table table:name="Tableau2" table:style-name="Tableau2">
        <table:table-column table:style-name="Tableau2.A" table:number-columns-repeated="2"/>
        <text:soft-page-break/>
        <table:table-row>
          <table:table-cell table:style-name="Tableau2.A1" office:value-type="string">
            <text:p text:style-name="P5">XV- « Gelées grises et possession »</text:p>
            <text:p text:style-name="P5"><text:span text:style-name="T2"/></text:p>
            <text:p text:style-name="P5"><text:span text:style-name="T2">* Des gelées grises sont lâchées par KALYANTI.</text:span></text:p>
            <text:p text:style-name="P5"><text:span text:style-name="T2"><text:s text:c="3"/>- Elles foncent vers les Glyphes pour les détruire.</text:span></text:p>
            <text:p text:style-name="P5"><text:span text:style-name="T2"><text:s text:c="3"/>- Elles vont vers le mur où les cris s'entendent.</text:span></text:p>
            <text:p text:style-name="P5"><text:span text:style-name="T2"/></text:p>
            <text:p text:style-name="P5"><text:span text:style-name="T2">* Le Gnome s'attaquera aux Héros s'ils s'opposent aux gelées et la destruction des Glyphes.</text:span></text:p>
            <text:p text:style-name="P5"><text:span text:style-name="T2"/></text:p>
            <text:p text:style-name="P5"><text:span text:style-name="T2">* Une fois les Glyphes détruites, </text:span><text:span text:style-name="T9">KALYANTI</text:span><text:span text:style-name="T2"> intervient pour combattre. Elle a un médaillon qui peut être fait tombé.</text:span></text:p>
            <text:p text:style-name="P5"><text:span text:style-name="T2"/></text:p>
            <text:p text:style-name="P5"><text:span text:style-name="T2">* Si </text:span><text:span text:style-name="T9">KALYANTI</text:span><text:span text:style-name="T2"> tuée ou si elle s'enfuit, </text:span><text:span text:style-name="T9">MEKKADIL</text:span><text:span text:style-name="T2"> est libéré de la possession. </text:span></text:p>
          </table:table-cell>
          <table:table-cell table:style-name="Tableau2.B1" office:value-type="string">
            <text:p text:style-name="P5"><text:span text:style-name="T8">GELEE OCRE </text:span><text:span text:style-name="T2">[taille G]</text:span></text:p>
            <text:p text:style-name="P5"><text:span text:style-name="T2">CA 8 – PV 45</text:span></text:p>
            <text:p text:style-name="P5"><text:span text:style-name="T2">Vitesse 2 cases.</text:span></text:p>
            <text:p text:style-name="P5"><text:span text:style-name="T2">Immune Foudre – tranchant (Se divise en deux).</text:span></text:p>
            <text:p text:style-name="P5"><text:span text:style-name="T2"/></text:p>
            <text:p text:style-name="P5"><text:span text:style-name="T9">PseudoPode</text:span><text:span text:style-name="T2"> +4 (2d6 +2 contondant, +1d6 acide).</text:span></text:p>
            <text:p text:style-name="P5"><text:span text:style-name="T2">Division (reaction sur foudre / tranchant) : Devient Gelée M, PV 22 ou Gelée P, PV 11.</text:span></text:p>
            <text:p text:style-name="P5"><text:span text:style-name="T2"/></text:p>
            <text:p text:style-name="P5"><text:span text:style-name="T2">#1 : 45.</text:span></text:p>
            <text:p text:style-name="P5"><text:span text:style-name="T2">#2 : 45</text:span></text:p>
            <text:p text:style-name="P5"><text:span text:style-name="T2">#3 : 45 </text:span></text:p>
            <text:p text:style-name="P5"><text:span text:style-name="T2"/></text:p>
          </table:table-cell>
        </table:table-row>
        <table:table-row>
          <table:table-cell table:style-name="Tableau2.A2" office:value-type="string">
            <text:p text:style-name="P1">MEKKADIL </text:p>
            <text:p text:style-name="P5"><text:span text:style-name="T2">CA 15 – PV 45</text:span></text:p>
            <text:p text:style-name="P5"><text:span text:style-name="T2">vitesse 8</text:span></text:p>
            <text:p text:style-name="P5"><text:span text:style-name="T2">KI : </text:span><text:span text:style-name="T4">☐☐☐ ☐☐☐ </text:span></text:p>
            <text:p text:style-name="P5"><text:span text:style-name="T2"/></text:p>
            <text:p text:style-name="P5"><text:span text:style-name="T9">Frappe</text:span><text:span text:style-name="T2"> +5 (1d8 Eclair). Portée 4,5m, repousse de 3m.</text:span></text:p>
            <text:p text:style-name="P5"><text:span text:style-name="T2"/></text:p>
            <text:p text:style-name="P5"><text:span text:style-name="T2">* Attaque x2 + Attaque x2 : KI 1</text:span><text:span text:style-name="T4"> </text:span></text:p>
            <text:p text:style-name="P5"><text:span text:style-name="T2">* Attaque x2 + Explosion de Vent (6m rayon, JS dex 13 pour ½ ou 3d8) : KI 2</text:span></text:p>
            <text:p text:style-name="P5"><text:span text:style-name="T2">* Attaque x3 (pas de KI).</text:span></text:p>
            <text:p text:style-name="P5"><text:span text:style-name="T2"/></text:p>
            <text:p text:style-name="P7"><text:span text:style-name="T2">Un gnome plutôt grand et long. Des gestes fluides et élégants. Ses vêtements portent plusieurs rubans agités par le vent. </text:span></text:p>
          </table:table-cell>
          <table:table-cell table:style-name="Tableau2.B2" office:value-type="string">
            <text:p text:style-name="P5"><text:span text:style-name="T8">KALYANTI</text:span><text:span text:style-name="T2"> </text:span></text:p>
            <text:p text:style-name="P5"><text:span text:style-name="T2">CA 13 – PV 76 </text:span></text:p>
            <text:p text:style-name="P5"><text:span text:style-name="T2">vitesse 4 / vol 8</text:span></text:p>
            <text:p text:style-name="P5"><text:span text:style-name="T2">Resistance Foudre</text:span></text:p>
            <text:p text:style-name="P5"><text:span text:style-name="T2"/></text:p>
            <text:p text:style-name="P5"><text:span text:style-name="T2">* </text:span><text:span text:style-name="T9">Griffes</text:span><text:span text:style-name="T2"> +3 (2d4 +1) x2</text:span></text:p>
            <text:p text:style-name="P5"><text:span text:style-name="T2">* </text:span><text:span text:style-name="T9">Chant de Contrôle</text:span><text:span text:style-name="T2"> (Mekkadil – JS Sag dd 12)</text:span></text:p>
            <text:p text:style-name="P5"><text:span text:style-name="T2">* </text:span><text:span text:style-name="T9">Brume</text:span><text:span text:style-name="T2"> (unique) : 6m rayon. Augmente de 3m sur Bonus.</text:span></text:p>
            <text:p text:style-name="P5"><text:span text:style-name="T2"/></text:p>
            <text:p text:style-name="P5">Action 1<text:span text:style-name="T2"> : Nuages sombres au dessus.</text:span></text:p>
            <text:p text:style-name="P5">Action 2<text:span text:style-name="T2"> : Eclairs tombent sur elle. Regeneration PV.</text:span></text:p>
            <text:p text:style-name="P5">Action 3<text:span text:style-name="T2"> : Eclair parcourt son corps.</text:span></text:p>
            <text:p text:style-name="P5">Action 4<text:span text:style-name="T2"> : Eclair tout autour (JS dex pour ½ <text:s/>ou 3d10)</text:span></text:p>
            <text:p text:style-name="P5"><text:span text:style-name="T2"/></text:p>
            <text:p text:style-name="P5"><text:span text:style-name="T2">* </text:span><text:span text:style-name="T9">Griffes</text:span><text:span text:style-name="T2"> +5 (2d6 +1) x2</text:span></text:p>
            <text:p text:style-name="P5"><text:span text:style-name="T2">* </text:span><text:span text:style-name="T9">Eclair</text:span><text:span text:style-name="T2"> (1d10) dans la Brume désormais.</text:span></text:p>
          </table:table-cell>
        </table:table-row>
        <table:table-row>
          <table:table-cell table:style-name="Tableau2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11"><text:span text:style-name="T10">MEDAILLON DES PENSEES</text:span> <text:span text:style-name="T7">[Lien]</text:span></text:p>
            <text:p text:style-name="P8"/>
            <text:p text:style-name="P8">Un médaillon taillé dans une pierre où une larve curieuse semble encastrée. </text:p>
            <text:p text:style-name="P11"/>
            <text:p text:style-name="P11">* Permets de <text:span text:style-name="T7">Détecter des Pensées </text:span>9m autour de soit.</text:p>
            <text:p text:style-name="P11">* Pour une action supplémentaire, il est possible de <text:span text:style-name="T7">lire les pensées superficielles</text:span>.</text:p>
            <text:p text:style-name="P11">* Pour une autre action, on peut accéder au raisonnement actuel, l'obsession actuelle et l'émotion générale de la personne. La victime en est consciente et peut résister avec une <text:span text:style-name="T7">Sauvegarde</text:span> <text:span text:style-name="T7">Intelligence DD 13</text:span>.</text:p>
            <text:p text:style-name="P11"/>
            <text:p text:style-name="P11">Charges : <text:span text:style-name="T3">☐☐☐☐☐ <text:s/>(Récupère 1 / semaine)</text:span></text:p>
          </table:table-cell>
          <table:table-cell table:style-name="Tableau2.B2" office:value-type="string">
            <text:p text:style-name="P1">PIERRE SIMPLE DE COMMUNICATION </text:p>
            <text:p text:style-name="P5"><text:span text:style-name="T2"/></text:p>
            <text:p text:style-name="P7"><text:span text:style-name="T2">Une pierre en forme d'un visage où l'oreille et la bouche sont disproportionnés. </text:span></text:p>
            <text:p text:style-name="P12"><text:span text:style-name="T2"/></text:p>
            <text:p text:style-name="P12"><text:span text:style-name="T2">Toucher la pierre permets d'envoyer un message à une pierre similaire. </text:span></text:p>
            <text:p text:style-name="P12"><text:span text:style-name="T2"/></text:p>
            <text:p text:style-name="P12"><text:span text:style-name="T2">Ce message ne doit pas dépasser 25 mots.Une réponse immédiate est possible. </text:span></text:p>
            <text:p text:style-name="P12"><text:span text:style-name="T2"/></text:p>
            <text:p text:style-name="P12"><text:span text:style-name="T2">Ne peut être utilisé qu'une seule fois par jour. </text:span></text:p>
          </table:table-cell>
        </table:table-row>
      </table:table>
      <table:table table:name="Tableau3" table:style-name="Tableau3">
        <table:table-column table:style-name="Tableau3.A" table:number-columns-repeated="2"/>
        <text:soft-page-break/>
        <table:table-row>
          <table:table-cell table:style-name="Tableau3.A1" office:value-type="string">
            <text:p text:style-name="P10">XVI – Libéré de l'enchantement</text:p>
            <text:p text:style-name="P11"/>
            <text:p text:style-name="P11">* Si <text:span text:style-name="T8">MEKKADIL</text:span> vivant, il peut expliquer les questions de <text:span text:style-name="T8">KALYANTI </text:span>: </text:p>
            <text:p text:style-name="P11"><text:s text:c="3"/>- Les Harpies harcelaient les gnomes du temps de <text:span text:style-name="T8">YOSCOVIN</text:span>, menées par la Reine Serre <text:span text:style-name="T8">ZALIS</text:span>.</text:p>
            <text:p text:style-name="P11"><text:s text:c="3"/>- Il y avait des Glyphes contre les Harpies, mais elles ne sont plus entretenues par les successeurs de <text:span text:style-name="T8">HORYBAR</text:span>.</text:p>
            <text:p text:style-name="P11"><text:s text:c="3"/>- Ces gelées semblent en mesure de supprimer les Glyphes. Elles ont l'air faites de <text:span text:style-name="T6">ATERITE</text:span>, le minerai utilisé pour les Pierres de Vents.</text:p>
            <text:p text:style-name="P11"/>
            <text:p text:style-name="P11">* Les enfants peuvent être libérés de derrière les murs où ils se sont réfugiés au moment du Charme de <text:span text:style-name="T8">KALYANTI</text:span> sur <text:span text:style-name="T8">MEKKADIL</text:span>. </text:p>
            <text:p text:style-name="P11"/>
            <text:p text:style-name="P11">* La Pierre de Communication parle à <text:span text:style-name="T8">WARIANNAR</text:span>, une voix stridente et préssée qui veut « gouter la chair de gnomes ». </text:p>
          </table:table-cell>
          <table:table-cell table:style-name="Tableau3.B1" office:value-type="string">
            <text:p text:style-name="P5">XVII – Vision cachée</text:p>
            <text:p text:style-name="P5"><text:span text:style-name="T2"/></text:p>
            <text:p text:style-name="P5"><text:span text:style-name="T2">* Dans le Monastère, en observant les ombres, </text:span><text:span text:style-name="T9">NAMIKIGAMA</text:span><text:span text:style-name="T2"> peut avoir une vision :</text:span></text:p>
            <text:p text:style-name="P5"><text:span text:style-name="T2"/></text:p>
            <text:p text:style-name="P5"><text:span text:style-name="T2">- des ombres d'élèves s'entraînent. Parmi elles, on reconnaît </text:span><text:span text:style-name="T9">MEKKADIL</text:span><text:span text:style-name="T2"> et </text:span><text:span text:style-name="T9">SINDRI GARRICK</text:span><text:span text:style-name="T2"> jeunes.</text:span></text:p>
            <text:p text:style-name="P5"><text:span text:style-name="T2"/></text:p>
            <text:p text:style-name="P5"><text:span text:style-name="T2">- </text:span><text:span text:style-name="T9">SINDRI GARRICK</text:span><text:span text:style-name="T2"> s'éloigne, attiré par une vision : l'ombre de </text:span><text:span text:style-name="T9">YOSCOVIN</text:span><text:span text:style-name="T2"> et d'un vieux tieffelin tout maigrichon et tordu.</text:span></text:p>
            <text:p text:style-name="P5"><text:span text:style-name="T2"/></text:p>
            <text:p text:style-name="P5"><text:span text:style-name="T2">- Le Tieffelin (</text:span><text:span text:style-name="T9">EVEIL</text:span><text:span text:style-name="T2">) montre à </text:span><text:span text:style-name="T9">YOSCOVIN</text:span><text:span text:style-name="T2"> l'attaque du Point d'Ombre. </text:span><text:span text:style-name="T9">SINDRI GARRICK</text:span><text:span text:style-name="T2"> est impressionné et la reproduit. </text:span><text:span text:style-name="T9">NAMIKIGAMA</text:span><text:span text:style-name="T2"> peut la reproduire.</text:span>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9T17:23:57.28</meta:creation-date>
    <dc:date>2024-11-10T00:00:43.80</dc:date>
    <meta:editing-duration>PT6H36M25S</meta:editing-duration>
    <meta:editing-cycles>46</meta:editing-cycles>
    <meta:generator>OpenOffice/4.1.7$Win32 OpenOffice.org_project/417m1$Build-9800</meta:generator>
    <meta:document-statistic meta:table-count="3" meta:image-count="0" meta:object-count="0" meta:page-count="4" meta:paragraph-count="153" meta:word-count="1782" meta:character-count="9633"/>
  </office:meta>
</office:document-meta>
</file>